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Header">
      <style:paragraph-properties fo:text-align="start" style:justify-single-word="false"/>
      <style:text-properties officeooo:rsid="00206516" officeooo:paragraph-rsid="00206516"/>
    </style:style>
    <style:style style:name="P3" style:family="paragraph" style:parent-style-name="Footer">
      <style:text-properties fo:font-size="10pt" style:font-size-asian="8.75pt" style:font-size-complex="10pt"/>
    </style:style>
    <style:style style:name="P4" style:family="paragraph" style:parent-style-name="Footnote">
      <style:text-properties fo:font-size="10pt" officeooo:paragraph-rsid="00d4d88a" style:font-size-asian="8.75pt" style:font-size-complex="10pt"/>
    </style:style>
    <style:style style:name="P5" style:family="paragraph" style:parent-style-name="Standard">
      <style:text-properties style:text-underline-style="none" fo:font-weight="normal" officeooo:rsid="009c5814" officeooo:paragraph-rsid="009c5814" style:font-weight-asian="normal" style:font-weight-complex="normal"/>
    </style:style>
    <style:style style:name="P6" style:family="paragraph" style:parent-style-name="Standard">
      <style:text-properties style:text-underline-style="none" fo:font-weight="normal" officeooo:rsid="00da07c0" officeooo:paragraph-rsid="00ce5dd0" style:font-weight-asian="normal" style:font-weight-complex="normal"/>
    </style:style>
    <style:style style:name="P7" style:family="paragraph" style:parent-style-name="Table_20_Contents">
      <style:text-properties style:font-name="Times New Roman" officeooo:rsid="00240acc" officeooo:paragraph-rsid="00240acc"/>
    </style:style>
    <style:style style:name="P8" style:family="paragraph" style:parent-style-name="Table_20_Contents">
      <style:text-properties style:font-name="Times New Roman" officeooo:rsid="006f35b3" officeooo:paragraph-rsid="006f35b3"/>
    </style:style>
    <style:style style:name="P9" style:family="paragraph" style:parent-style-name="Table_20_Contents">
      <style:text-properties style:font-name="Times New Roman" fo:font-weight="bold" officeooo:rsid="006f35b3" officeooo:paragraph-rsid="006f35b3" style:font-weight-asian="bold" style:font-weight-complex="bold"/>
    </style:style>
    <style:style style:name="P10" style:family="paragraph" style:parent-style-name="Standard">
      <style:text-properties style:font-name="Times New Roman" fo:font-weight="bold" officeooo:rsid="00206516" officeooo:paragraph-rsid="00206516" style:font-weight-asian="bold" style:font-weight-complex="bold"/>
    </style:style>
    <style:style style:name="P11" style:family="paragraph" style:parent-style-name="Standard">
      <style:text-properties style:font-name="Times New Roman" fo:font-weight="bold" officeooo:rsid="001e14a6" officeooo:paragraph-rsid="00240acc" style:font-weight-asian="bold" style:font-weight-complex="bold"/>
    </style:style>
    <style:style style:name="P12" style:family="paragraph" style:parent-style-name="Standard">
      <style:text-properties style:font-name="Times New Roman" fo:font-weight="bold" officeooo:rsid="007cf309" officeooo:paragraph-rsid="007cf309" style:font-weight-asian="bold" style:font-weight-complex="bold"/>
    </style:style>
    <style:style style:name="P13" style:family="paragraph" style:parent-style-name="Table_20_Contents">
      <style:text-properties style:font-name="Times New Roman" officeooo:rsid="007b3e59" officeooo:paragraph-rsid="007b3e59"/>
    </style:style>
    <style:style style:name="P14" style:family="paragraph" style:parent-style-name="Standard">
      <style:text-properties style:font-name="Times New Roman" style:text-underline-style="none" fo:font-weight="normal" officeooo:rsid="009946e8" officeooo:paragraph-rsid="009946e8" style:font-weight-asian="normal" style:font-weight-complex="normal"/>
    </style:style>
    <style:style style:name="P15" style:family="paragraph" style:parent-style-name="Standard">
      <style:text-properties style:font-name="Times New Roman" style:text-underline-style="none" fo:font-weight="normal" officeooo:rsid="009946e8" officeooo:paragraph-rsid="00f3c61d" style:font-weight-asian="normal" style:font-weight-complex="normal"/>
    </style:style>
    <style:style style:name="P16" style:family="paragraph" style:parent-style-name="Standard">
      <style:text-properties style:font-name="Times New Roman" style:text-underline-style="none" fo:font-weight="normal" officeooo:rsid="00a7aae8" officeooo:paragraph-rsid="00a7aae8" style:font-weight-asian="normal" style:font-weight-complex="normal"/>
    </style:style>
    <style:style style:name="P17" style:family="paragraph" style:parent-style-name="Standard">
      <style:text-properties style:font-name="Times New Roman" style:text-underline-style="none" fo:font-weight="normal" officeooo:rsid="00a7aae8" officeooo:paragraph-rsid="00f3c61d" style:font-weight-asian="normal" style:font-weight-complex="normal"/>
    </style:style>
    <style:style style:name="P18" style:family="paragraph" style:parent-style-name="Standard">
      <style:text-properties style:font-name="Times New Roman" style:text-underline-style="none" fo:font-weight="normal" officeooo:rsid="00a8d7e9" officeooo:paragraph-rsid="00a8d7e9" style:font-weight-asian="normal" style:font-weight-complex="normal"/>
    </style:style>
    <style:style style:name="P19" style:family="paragraph" style:parent-style-name="Standard">
      <style:text-properties style:font-name="Times New Roman" style:text-underline-style="none" fo:font-weight="normal" officeooo:rsid="00b21b61" officeooo:paragraph-rsid="00bd9407" style:font-weight-asian="normal" style:font-weight-complex="normal"/>
    </style:style>
    <style:style style:name="P20" style:family="paragraph" style:parent-style-name="Standard">
      <style:text-properties style:font-name="Times New Roman" style:text-underline-style="none" fo:font-weight="normal" officeooo:rsid="00b3f6e3" officeooo:paragraph-rsid="00b3f6e3" style:font-weight-asian="normal" style:font-weight-complex="normal"/>
    </style:style>
    <style:style style:name="P21" style:family="paragraph" style:parent-style-name="Standard">
      <style:text-properties style:font-name="Times New Roman" style:text-underline-style="none" fo:font-weight="normal" officeooo:rsid="00bade67" officeooo:paragraph-rsid="00bade67" style:font-weight-asian="normal" style:font-weight-complex="normal"/>
    </style:style>
    <style:style style:name="P22" style:family="paragraph" style:parent-style-name="Standard">
      <style:text-properties style:font-name="Times New Roman" style:text-underline-style="none" fo:font-weight="normal" officeooo:rsid="00a1ded2" officeooo:paragraph-rsid="00ad9dea" style:font-weight-asian="normal" style:font-weight-complex="normal"/>
    </style:style>
    <style:style style:name="P23" style:family="paragraph" style:parent-style-name="Standard">
      <style:text-properties style:font-name="Times New Roman" style:text-underline-style="none" fo:font-weight="normal" officeooo:rsid="00a12766" officeooo:paragraph-rsid="00a12766" style:font-weight-asian="normal" style:font-weight-complex="normal"/>
    </style:style>
    <style:style style:name="P24" style:family="paragraph" style:parent-style-name="Standard">
      <style:text-properties style:font-name="Times New Roman" style:text-underline-style="none" fo:font-weight="normal" officeooo:rsid="00a6748d" officeooo:paragraph-rsid="00a6748d" style:font-weight-asian="normal" style:font-weight-complex="normal"/>
    </style:style>
    <style:style style:name="P25" style:family="paragraph" style:parent-style-name="Standard">
      <style:text-properties style:font-name="Times New Roman" style:text-underline-style="none" fo:font-weight="normal" officeooo:rsid="00a6748d" officeooo:paragraph-rsid="00eb29dc" style:font-weight-asian="normal" style:font-weight-complex="normal"/>
    </style:style>
    <style:style style:name="P26" style:family="paragraph" style:parent-style-name="Standard">
      <style:text-properties style:font-name="Times New Roman" style:text-underline-style="none" fo:font-weight="normal" officeooo:rsid="00a85a86" officeooo:paragraph-rsid="00ecb291" style:font-weight-asian="normal" style:font-weight-complex="normal"/>
    </style:style>
    <style:style style:name="P27" style:family="paragraph" style:parent-style-name="Standard">
      <style:text-properties style:font-name="Times New Roman" style:text-underline-style="none" fo:font-weight="normal" officeooo:rsid="00c90e52" officeooo:paragraph-rsid="00c90e52" style:font-weight-asian="normal" style:font-weight-complex="normal"/>
    </style:style>
    <style:style style:name="P28" style:family="paragraph" style:parent-style-name="Standard">
      <style:text-properties style:font-name="Times New Roman" style:text-underline-style="none" fo:font-weight="normal" officeooo:rsid="00f19215" officeooo:paragraph-rsid="00f19215" style:font-weight-asian="normal" style:font-weight-complex="normal"/>
    </style:style>
    <style:style style:name="P29" style:family="paragraph" style:parent-style-name="Standard">
      <style:text-properties style:font-name="Times New Roman" style:text-underline-style="none" fo:font-weight="bold" officeooo:rsid="007cf309" officeooo:paragraph-rsid="00a7aae8" style:font-weight-asian="bold" style:font-weight-complex="bold"/>
    </style:style>
    <style:style style:name="P3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Times New Roman" fo:font-size="14pt" style:text-underline-style="none" fo:font-weight="bold" officeooo:rsid="00cc1654" officeooo:paragraph-rsid="00dfcd5c" style:font-size-asian="14pt" style:font-weight-asian="bold" style:font-size-complex="14pt" style:font-weight-complex="bold"/>
    </style:style>
    <style:style style:name="P34" style:family="paragraph" style:parent-style-name="Standard">
      <style:text-properties style:font-name="Times New Roman" officeooo:rsid="00206516" officeooo:paragraph-rsid="00206516"/>
    </style:style>
    <style:style style:name="P35" style:family="paragraph" style:parent-style-name="Standard">
      <style:paragraph-properties fo:text-align="justify" style:justify-single-word="false"/>
      <style:text-properties style:font-name="Times New Roman" officeooo:paragraph-rsid="0093ce13"/>
    </style:style>
    <style:style style:name="P36" style:family="paragraph" style:parent-style-name="Standard">
      <style:paragraph-properties fo:text-align="justify" style:justify-single-word="false"/>
      <style:text-properties style:font-name="Times New Roman" officeooo:paragraph-rsid="0094844b"/>
    </style:style>
    <style:style style:name="P37" style:family="paragraph" style:parent-style-name="Standard">
      <style:paragraph-properties fo:text-align="justify" style:justify-single-word="false"/>
      <style:text-properties style:font-name="Times New Roman" officeooo:rsid="0094844b" officeooo:paragraph-rsid="0094844b"/>
    </style:style>
    <style:style style:name="P38" style:family="paragraph" style:parent-style-name="Standard">
      <style:paragraph-properties fo:text-align="justify" style:justify-single-word="false"/>
      <style:text-properties style:font-name="Times New Roman" officeooo:rsid="00267fa4" officeooo:paragraph-rsid="0093ce13"/>
    </style:style>
    <style:style style:name="P39" style:family="paragraph" style:parent-style-name="Standard">
      <style:text-properties style:font-name="Times New Roman" style:text-underline-style="solid" style:text-underline-width="auto" style:text-underline-color="font-color" fo:font-weight="bold" officeooo:rsid="00a6748d" officeooo:paragraph-rsid="00a6748d" style:font-weight-asian="bold" style:font-weight-complex="bold"/>
    </style:style>
    <style:style style:name="P40" style:family="paragraph" style:parent-style-name="Standard">
      <style:text-properties style:font-name="Times New Roman" style:text-underline-style="solid" style:text-underline-width="auto" style:text-underline-color="font-color" fo:font-weight="bold" officeooo:rsid="00a6748d" officeooo:paragraph-rsid="00e4efb6" style:font-weight-asian="bold" style:font-weight-complex="bold"/>
    </style:style>
    <style:style style:name="P41" style:family="paragraph" style:parent-style-name="Standard">
      <style:text-properties style:font-name="Times New Roman" style:text-underline-style="solid" style:text-underline-width="auto" style:text-underline-color="font-color" fo:font-weight="bold" officeooo:rsid="00a85a86" officeooo:paragraph-rsid="00a85a86" style:font-weight-asian="bold" style:font-weight-complex="bold"/>
    </style:style>
    <style:style style:name="P42" style:family="paragraph" style:parent-style-name="Standard">
      <style:text-properties style:font-name="Times New Roman" style:text-underline-style="solid" style:text-underline-width="auto" style:text-underline-color="font-color" fo:font-weight="bold" officeooo:rsid="00b21b61" officeooo:paragraph-rsid="00b3f6e3" style:font-weight-asian="bold" style:font-weight-complex="bold"/>
    </style:style>
    <style:style style:name="P43" style:family="paragraph" style:parent-style-name="Standard">
      <style:text-properties style:font-name="Times New Roman" style:text-underline-style="solid" style:text-underline-width="auto" style:text-underline-color="font-color" fo:font-weight="bold" officeooo:rsid="00b91cc4" officeooo:paragraph-rsid="00b91cc4" style:font-weight-asian="bold" style:font-weight-complex="bold"/>
    </style:style>
    <style:style style:name="P44" style:family="paragraph" style:parent-style-name="Standard">
      <style:text-properties style:font-name="Times New Roman" style:text-underline-style="solid" style:text-underline-width="auto" style:text-underline-color="font-color" fo:font-weight="bold" officeooo:rsid="00c7a0d3" officeooo:paragraph-rsid="00c7a0d3" style:font-weight-asian="bold" style:font-weight-complex="bold"/>
    </style:style>
    <style:style style:name="P45" style:family="paragraph" style:parent-style-name="Standard">
      <style:text-properties style:font-name="Times New Roman" style:text-underline-style="solid" style:text-underline-width="auto" style:text-underline-color="font-color" fo:font-weight="bold" officeooo:rsid="00a1ded2" officeooo:paragraph-rsid="00ca5cd0" style:font-weight-asian="bold" style:font-weight-complex="bold"/>
    </style:style>
    <style:style style:name="P46" style:family="paragraph" style:parent-style-name="Standard">
      <style:text-properties style:font-name="Times New Roman" style:text-underline-style="solid" style:text-underline-width="auto" style:text-underline-color="font-color" fo:font-weight="bold" officeooo:rsid="00bdc6a4" officeooo:paragraph-rsid="00e2a1a6" style:font-weight-asian="bold" style:font-weight-complex="bold"/>
    </style:style>
    <style:style style:name="P47" style:family="paragraph" style:parent-style-name="Standard">
      <style:text-properties style:font-name="Times New Roman" fo:font-style="normal" style:text-underline-style="none" fo:font-weight="normal" officeooo:rsid="00a8f58c" officeooo:paragraph-rsid="00a8f58c" style:font-style-asian="normal" style:font-weight-asian="normal" style:font-style-complex="normal" style:font-weight-complex="normal"/>
    </style:style>
    <style:style style:name="P48" style:family="paragraph" style:parent-style-name="Standard">
      <style:text-properties style:font-name="Times New Roman" fo:font-style="normal" style:text-underline-style="solid" style:text-underline-width="auto" style:text-underline-color="font-color" fo:font-weight="bold" officeooo:rsid="00ae4254" officeooo:paragraph-rsid="00ae4254" style:font-style-asian="normal" style:font-weight-asian="bold" style:font-style-complex="normal" style:font-weight-complex="bold"/>
    </style:style>
    <style:style style:name="P49" style:family="paragraph" style:parent-style-name="Standard">
      <style:text-properties style:font-name="Times New Roman" fo:font-style="italic" style:text-underline-style="none" fo:font-weight="normal" officeooo:rsid="00b3f6e3" officeooo:paragraph-rsid="00b3f6e3" style:font-style-asian="italic" style:font-weight-asian="normal" style:font-style-complex="italic" style:font-weight-complex="normal"/>
    </style:style>
    <style:style style:name="P50" style:family="paragraph" style:parent-style-name="Standard">
      <style:text-properties style:font-name="Times New Roman" fo:font-style="italic" style:text-underline-style="none" fo:font-weight="normal" officeooo:rsid="00bd9407" officeooo:paragraph-rsid="00bd9407" style:font-style-asian="italic" style:font-weight-asian="normal" style:font-style-complex="italic" style:font-weight-complex="normal"/>
    </style:style>
    <style:style style:name="P51" style:family="paragraph" style:parent-style-name="Standard">
      <style:text-properties style:font-name="Times New Roman" officeooo:paragraph-rsid="00bd9407"/>
    </style:style>
    <style:style style:name="P52" style:family="paragraph" style:parent-style-name="Standard">
      <style:text-properties style:font-name="Times New Roman" officeooo:paragraph-rsid="00caad79"/>
    </style:style>
    <style:style style:name="P53" style:family="paragraph" style:parent-style-name="Standard">
      <style:text-properties style:font-name="Times New Roman" officeooo:rsid="00caad79" officeooo:paragraph-rsid="00caad79"/>
    </style:style>
    <style:style style:name="P54" style:family="paragraph" style:parent-style-name="Standard">
      <style:text-properties style:font-name="Times New Roman" fo:language="en" fo:country="US" style:text-underline-style="none" fo:font-weight="normal" officeooo:rsid="00d3c511" officeooo:paragraph-rsid="00d3c511" style:font-weight-asian="normal" style:font-weight-complex="normal"/>
    </style:style>
    <style:style style:name="P55" style:family="paragraph" style:parent-style-name="Standard">
      <style:text-properties style:font-name="Times New Roman" fo:language="en" fo:country="US" style:text-underline-style="none" fo:font-weight="normal" officeooo:rsid="00d3c511" officeooo:paragraph-rsid="00d4d88a" style:font-weight-asian="normal" style:font-weight-complex="normal"/>
    </style:style>
    <style:style style:name="P56" style:family="paragraph" style:parent-style-name="Standard">
      <style:text-properties style:font-name="Times New Roman" fo:language="en" fo:country="US" style:text-underline-style="none" fo:font-weight="normal" officeooo:rsid="00a1ded2" officeooo:paragraph-rsid="00caad79" style:font-weight-asian="normal" style:font-weight-complex="normal"/>
    </style:style>
    <style:style style:name="P57" style:family="paragraph" style:parent-style-name="Standard">
      <style:text-properties style:font-name="Times New Roman" fo:language="en" fo:country="US" style:text-underline-style="none" fo:font-weight="normal" officeooo:rsid="00caad79" officeooo:paragraph-rsid="00caad79" style:font-weight-asian="normal" style:font-weight-complex="normal"/>
    </style:style>
    <style:style style:name="P58" style:family="paragraph" style:parent-style-name="Standard">
      <style:text-properties style:font-name="Times New Roman" fo:language="en" fo:country="US" style:text-underline-style="solid" style:text-underline-width="auto" style:text-underline-color="font-color" fo:font-weight="bold" officeooo:rsid="00ce5dd0" officeooo:paragraph-rsid="00d4d88a" style:font-weight-asian="bold" style:font-weight-complex="bold"/>
    </style:style>
    <style:style style:name="P59" style:family="paragraph" style:parent-style-name="Standard">
      <style:text-properties style:font-name="Times New Roman" fo:font-size="12pt" style:text-underline-style="solid" style:text-underline-width="auto" style:text-underline-color="font-color" fo:font-weight="bold" officeooo:rsid="00d7f41b" officeooo:paragraph-rsid="00dfcd5c" style:font-size-asian="12pt" style:font-weight-asian="bold" style:font-size-complex="12pt" style:font-weight-complex="bold"/>
    </style:style>
    <style:style style:name="P60" style:family="paragraph" style:parent-style-name="Standard">
      <style:text-properties style:font-name="Times New Roman" fo:font-size="12pt" style:text-underline-style="none" fo:font-weight="normal" officeooo:rsid="00c0122c" officeooo:paragraph-rsid="00e2a1a6" style:font-size-asian="12pt" style:font-weight-asian="normal" style:font-size-complex="12pt" style:font-weight-complex="normal"/>
    </style:style>
    <style:style style:name="P61" style:family="paragraph" style:parent-style-name="Standard">
      <style:text-properties style:font-name="Times New Roman" fo:font-size="12pt" style:text-underline-style="none" fo:font-weight="normal" officeooo:rsid="00a951d8" officeooo:paragraph-rsid="00eea23c" style:font-size-asian="12pt" style:font-weight-asian="normal" style:font-size-complex="12pt" style:font-weight-complex="normal"/>
    </style:style>
    <style:style style:name="P62" style:family="paragraph" style:parent-style-name="Standard">
      <style:text-properties style:font-name="Times New Roman" fo:font-size="12pt" style:text-underline-style="none" fo:font-weight="normal" officeooo:rsid="00bdfa33" officeooo:paragraph-rsid="00eea23c" style:font-size-asian="12pt" style:font-weight-asian="normal" style:font-size-complex="12pt" style:font-weight-complex="normal"/>
    </style:style>
    <style:style style:name="P63" style:family="paragraph" style:parent-style-name="Standard">
      <style:text-properties style:font-name="Times New Roman" fo:font-size="12pt" style:text-underline-style="none" fo:font-weight="normal" officeooo:rsid="00da07c0" officeooo:paragraph-rsid="00f4db3a" style:font-size-asian="12pt" style:font-weight-asian="normal" style:font-size-complex="12pt" style:font-weight-complex="normal"/>
    </style:style>
    <style:style style:name="P64" style:family="paragraph" style:parent-style-name="Standard">
      <style:text-properties style:font-name="Times New Roman" fo:font-size="12pt" fo:font-style="normal" style:text-underline-style="none" fo:font-weight="normal" officeooo:rsid="00bdfa33" officeooo:paragraph-rsid="00eea23c" style:font-size-asian="12pt" style:font-style-asian="normal" style:font-weight-asian="normal" style:font-size-complex="12pt" style:font-style-complex="normal" style:font-weight-complex="normal"/>
    </style:style>
    <style:style style:name="P65" style:family="paragraph" style:parent-style-name="Footnote">
      <style:text-properties officeooo:paragraph-rsid="00d4d88a"/>
    </style:style>
    <style:style style:name="P66" style:family="paragraph" style:parent-style-name="Standard">
      <style:text-properties officeooo:paragraph-rsid="00e4efb6"/>
    </style:style>
    <style:style style:name="P67" style:family="paragraph" style:parent-style-name="Standard">
      <style:text-properties officeooo:paragraph-rsid="00a7aae8"/>
    </style:style>
    <style:style style:name="P68" style:family="paragraph" style:parent-style-name="Standard">
      <style:text-properties officeooo:paragraph-rsid="00bade67"/>
    </style:style>
    <style:style style:name="P69" style:family="paragraph" style:parent-style-name="Standard">
      <style:text-properties officeooo:paragraph-rsid="00e2a1a6"/>
    </style:style>
    <style:style style:name="P70" style:family="paragraph" style:parent-style-name="Standard">
      <style:text-properties officeooo:paragraph-rsid="009946e8"/>
    </style:style>
    <style:style style:name="P71" style:family="paragraph" style:parent-style-name="Standard">
      <style:text-properties style:font-name="Times New Roman" style:text-underline-style="none" fo:font-weight="normal" officeooo:rsid="00eb29dc" officeooo:paragraph-rsid="00eb29dc" style:font-weight-asian="normal" style:font-weight-complex="normal"/>
    </style:style>
    <style:style style:name="P72" style:family="paragraph" style:parent-style-name="Standard">
      <style:text-properties style:font-name="Times New Roman" style:text-underline-style="none" fo:font-weight="normal" officeooo:rsid="00ecb291" officeooo:paragraph-rsid="00ecb291" style:font-weight-asian="normal" style:font-weight-complex="normal"/>
    </style:style>
    <style:style style:name="P73" style:family="paragraph" style:parent-style-name="Standard">
      <style:text-properties style:font-name="Times New Roman" style:text-underline-style="none" fo:font-weight="normal" officeooo:rsid="00f0cc1c" officeooo:paragraph-rsid="00bade67" style:font-weight-asian="normal" style:font-weight-complex="normal"/>
    </style:style>
    <style:style style:name="P74" style:family="paragraph" style:parent-style-name="Standard">
      <style:text-properties style:font-name="Times New Roman" style:text-underline-style="none" fo:font-weight="normal" officeooo:rsid="00bd9407" officeooo:paragraph-rsid="00bd9407" style:font-weight-asian="normal" style:font-weight-complex="normal"/>
    </style:style>
    <style:style style:name="P75" style:family="paragraph" style:parent-style-name="Standard">
      <style:text-properties style:font-name="Times New Roman" style:text-underline-style="none" fo:font-weight="normal" officeooo:rsid="009946e8" officeooo:paragraph-rsid="009946e8" style:font-weight-asian="normal" style:font-weight-complex="normal"/>
    </style:style>
    <style:style style:name="P76" style:family="paragraph" style:parent-style-name="Standard">
      <style:paragraph-properties fo:text-align="center" style:justify-single-word="false"/>
      <style:text-properties style:font-name="Times New Roman" style:text-underline-style="none" fo:font-weight="bold" officeooo:rsid="009d4893" officeooo:paragraph-rsid="009d4893" style:font-weight-asian="bold" style:font-weight-complex="bold"/>
    </style:style>
    <style:style style:name="P77" style:family="paragraph" style:parent-style-name="Standard">
      <style:paragraph-properties fo:text-align="justify" style:justify-single-word="false"/>
      <style:text-properties style:font-name="Times New Roman" officeooo:paragraph-rsid="00fbe916"/>
    </style:style>
    <style:style style:name="P78" style:family="paragraph" style:parent-style-name="Standard">
      <style:text-properties style:font-name="Times New Roman" fo:language="en" fo:country="US" style:text-underline-style="none" fo:font-weight="normal" officeooo:rsid="00caad79" officeooo:paragraph-rsid="00caad79" style:font-weight-asian="normal"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fo:font-weight="bold" officeooo:rsid="00fbe916" style:font-weight-asian="bold" style:font-weight-complex="bold"/>
    </style:style>
    <style:style style:name="T8" style:family="text">
      <style:text-properties officeooo:rsid="005c6fb9"/>
    </style:style>
    <style:style style:name="T9" style:family="text">
      <style:text-properties officeooo:rsid="00700794"/>
    </style:style>
    <style:style style:name="T10" style:family="text">
      <style:text-properties officeooo:rsid="0079bd7d"/>
    </style:style>
    <style:style style:name="T11" style:family="text">
      <style:text-properties fo:font-weight="normal" style:font-weight-asian="normal" style:font-weight-complex="normal"/>
    </style:style>
    <style:style style:name="T12" style:family="text">
      <style:text-properties fo:font-weight="normal" officeooo:rsid="00970032" style:font-weight-asian="normal" style:font-weight-complex="normal"/>
    </style:style>
    <style:style style:name="T13" style:family="text">
      <style:text-properties fo:font-weight="normal" officeooo:rsid="00fbe916"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officeooo:rsid="00fdc353" style:font-style-asian="italic" style:font-style-complex="italic"/>
    </style:style>
    <style:style style:name="T23" style:family="text">
      <style:text-properties officeooo:rsid="008b1937"/>
    </style:style>
    <style:style style:name="T24" style:family="text">
      <style:text-properties officeooo:rsid="008ffc32"/>
    </style:style>
    <style:style style:name="T25" style:family="text">
      <style:text-properties officeooo:rsid="0091e277"/>
    </style:style>
    <style:style style:name="T26" style:family="text">
      <style:text-properties officeooo:rsid="00938c35"/>
    </style:style>
    <style:style style:name="T27" style:family="text">
      <style:text-properties officeooo:rsid="0093ce13"/>
    </style:style>
    <style:style style:name="T28" style:family="text">
      <style:text-properties officeooo:rsid="0094844b"/>
    </style:style>
    <style:style style:name="T29" style:family="text">
      <style:text-properties officeooo:rsid="0097c925"/>
    </style:style>
    <style:style style:name="T30" style:family="text">
      <style:text-properties officeooo:rsid="009946e8"/>
    </style:style>
    <style:style style:name="T31" style:family="text">
      <style:text-properties officeooo:rsid="00a1ded2"/>
    </style:style>
    <style:style style:name="T32" style:family="text">
      <style:text-properties officeooo:rsid="00a7aae8"/>
    </style:style>
    <style:style style:name="T33" style:family="text">
      <style:text-properties officeooo:rsid="00a8d7e9"/>
    </style:style>
    <style:style style:name="T34" style:family="text">
      <style:text-properties officeooo:rsid="00b3f6e3"/>
    </style:style>
    <style:style style:name="T35" style:family="text">
      <style:text-properties style:text-underline-style="none" fo:font-weight="normal" officeooo:rsid="00bd9407" style:font-weight-asian="normal" style:font-weight-complex="normal"/>
    </style:style>
    <style:style style:name="T36" style:family="text">
      <style:text-properties style:text-underline-style="none" fo:font-weight="normal" officeooo:rsid="00c1711b" style:font-weight-asian="normal" style:font-weight-complex="normal"/>
    </style:style>
    <style:style style:name="T37" style:family="text">
      <style:text-properties style:text-underline-style="none" fo:font-weight="normal" officeooo:rsid="00c1f72c" style:font-weight-asian="normal" style:font-weight-complex="normal"/>
    </style:style>
    <style:style style:name="T38" style:family="text">
      <style:text-properties style:text-underline-style="none" fo:font-weight="normal" officeooo:rsid="00c3863a" style:font-weight-asian="normal" style:font-weight-complex="normal"/>
    </style:style>
    <style:style style:name="T39" style:family="text">
      <style:text-properties style:text-underline-style="none" fo:font-weight="normal" officeooo:rsid="00d36568" style:font-weight-asian="normal" style:font-weight-complex="normal"/>
    </style:style>
    <style:style style:name="T40" style:family="text">
      <style:text-properties style:text-underline-style="none" fo:font-weight="normal" officeooo:rsid="00d3c511" style:font-weight-asian="normal" style:font-weight-complex="normal"/>
    </style:style>
    <style:style style:name="T41" style:family="text">
      <style:text-properties officeooo:rsid="00b57c36"/>
    </style:style>
    <style:style style:name="T42" style:family="text">
      <style:text-properties officeooo:rsid="00b5e263"/>
    </style:style>
    <style:style style:name="T43" style:family="text">
      <style:text-properties officeooo:rsid="00b7aa25"/>
    </style:style>
    <style:style style:name="T44" style:family="text">
      <style:text-properties officeooo:rsid="00bc0312"/>
    </style:style>
    <style:style style:name="T45" style:family="text">
      <style:text-properties officeooo:rsid="00bd9407"/>
    </style:style>
    <style:style style:name="T46" style:family="text">
      <style:text-properties officeooo:rsid="00c3863a"/>
    </style:style>
    <style:style style:name="T47" style:family="text">
      <style:text-properties officeooo:rsid="00c7a0d3"/>
    </style:style>
    <style:style style:name="T48" style:family="text">
      <style:text-properties officeooo:rsid="00a12766"/>
    </style:style>
    <style:style style:name="T49" style:family="text">
      <style:text-properties officeooo:rsid="00c90e52"/>
    </style:style>
    <style:style style:name="T50" style:family="text">
      <style:text-properties officeooo:rsid="00ca5cd0"/>
    </style:style>
    <style:style style:name="T51" style:family="text">
      <style:text-properties officeooo:rsid="00ca92fb"/>
    </style:style>
    <style:style style:name="T52" style:family="text">
      <style:text-properties officeooo:rsid="00caad79"/>
    </style:style>
    <style:style style:name="T53" style:family="text">
      <style:text-properties fo:language="en" fo:country="US" style:text-underline-style="none" fo:font-weight="normal" style:font-weight-asian="normal" style:font-weight-complex="normal"/>
    </style:style>
    <style:style style:name="T54" style:family="text">
      <style:text-properties fo:language="en" fo:country="US" style:text-underline-style="none" fo:font-weight="normal" officeooo:rsid="00a1ded2" style:font-weight-asian="normal" style:font-weight-complex="normal"/>
    </style:style>
    <style:style style:name="T55" style:family="text">
      <style:text-properties fo:language="en" fo:country="US" style:text-underline-style="none" fo:font-weight="normal" officeooo:rsid="00caad79" style:font-weight-asian="normal" style:font-weight-complex="normal"/>
    </style:style>
    <style:style style:name="T56" style:family="text">
      <style:text-properties fo:language="en" fo:country="US" style:text-underline-style="none" fo:font-weight="normal" officeooo:rsid="00cc1654" style:font-weight-asian="normal" style:font-weight-complex="normal"/>
    </style:style>
    <style:style style:name="T57" style:family="text">
      <style:text-properties officeooo:rsid="00ce5dd0"/>
    </style:style>
    <style:style style:name="T58" style:family="text">
      <style:text-properties fo:font-size="10pt" style:font-size-asian="8.75pt" style:font-size-complex="10pt"/>
    </style:style>
    <style:style style:name="T59" style:family="text">
      <style:text-properties fo:font-size="10pt" fo:font-style="italic" style:font-size-asian="8.75pt" style:font-size-complex="10pt"/>
    </style:style>
    <style:style style:name="T60" style:family="text">
      <style:text-properties fo:font-size="10pt" fo:font-weight="bold" style:font-size-asian="8.75pt" style:font-size-complex="10pt"/>
    </style:style>
    <style:style style:name="T61" style:family="text">
      <style:text-properties officeooo:rsid="00d7f41b"/>
    </style:style>
    <style:style style:name="T62" style:family="text">
      <style:text-properties officeooo:rsid="00da1248"/>
    </style:style>
    <style:style style:name="T63" style:family="text">
      <style:text-properties officeooo:rsid="00e4efb6"/>
    </style:style>
    <style:style style:name="T64" style:family="text">
      <style:text-properties style:font-name="Times New Roman" style:text-underline-style="none" fo:font-weight="normal" officeooo:rsid="00e4efb6" style:font-weight-asian="normal" style:font-weight-complex="normal"/>
    </style:style>
    <style:style style:name="T65" style:family="text">
      <style:text-properties style:font-name="Times New Roman" style:text-underline-style="none" fo:font-weight="normal" officeooo:rsid="00e67dba" style:font-weight-asian="normal" style:font-weight-complex="normal"/>
    </style:style>
    <style:style style:name="T66" style:family="text">
      <style:text-properties style:font-name="Times New Roman" style:text-underline-style="none" fo:font-weight="normal" officeooo:rsid="00a7aae8" style:font-weight-asian="normal" style:font-weight-complex="normal"/>
    </style:style>
    <style:style style:name="T67" style:family="text">
      <style:text-properties style:font-name="Times New Roman" style:text-underline-style="none" fo:font-weight="normal" officeooo:rsid="00e8343f" style:font-weight-asian="normal" style:font-weight-complex="normal"/>
    </style:style>
    <style:style style:name="T68" style:family="text">
      <style:text-properties style:font-name="Times New Roman" style:text-underline-style="none" fo:font-weight="normal" officeooo:rsid="00bade67" style:font-weight-asian="normal" style:font-weight-complex="normal"/>
    </style:style>
    <style:style style:name="T69" style:family="text">
      <style:text-properties style:font-name="Times New Roman" style:text-underline-style="none" fo:font-weight="normal" officeooo:rsid="00f0cc1c" style:font-weight-asian="normal" style:font-weight-complex="normal"/>
    </style:style>
    <style:style style:name="T70" style:family="text">
      <style:text-properties style:font-name="Times New Roman" style:text-underline-style="none" fo:font-weight="normal" officeooo:rsid="00a6748d" style:font-weight-asian="normal" style:font-weight-complex="normal"/>
    </style:style>
    <style:style style:name="T71" style:family="text">
      <style:text-properties style:font-name="Times New Roman" style:text-underline-style="none" fo:font-weight="normal" officeooo:rsid="009946e8" style:font-weight-asian="normal" style:font-weight-complex="normal"/>
    </style:style>
    <style:style style:name="T72" style:family="text">
      <style:text-properties style:font-name="Times New Roman" style:text-underline-style="none" fo:font-weight="normal" officeooo:rsid="00bc0312" style:font-weight-asian="normal" style:font-weight-complex="normal"/>
    </style:style>
    <style:style style:name="T73" style:family="text">
      <style:text-properties style:font-name="Times New Roman" style:text-underline-style="none" fo:font-weight="normal" officeooo:rsid="009c0bc7" style:font-weight-asian="normal" style:font-weight-complex="normal"/>
    </style:style>
    <style:style style:name="T74" style:family="text">
      <style:text-properties style:font-name="Times New Roman" style:text-underline-style="none" fo:font-weight="normal" officeooo:rsid="00f8a5af" style:font-weight-asian="normal" style:font-weight-complex="normal"/>
    </style:style>
    <style:style style:name="T75" style:family="text">
      <style:text-properties style:font-name="Times New Roman" fo:font-size="12pt" style:text-underline-style="none" fo:font-weight="normal" officeooo:rsid="00bdc6a4" style:font-size-asian="12pt" style:font-weight-asian="normal" style:font-size-complex="12pt" style:font-weight-complex="normal"/>
    </style:style>
    <style:style style:name="T76" style:family="text">
      <style:text-properties style:font-name="Times New Roman" fo:font-size="12pt" style:text-underline-style="none" fo:font-weight="normal" officeooo:rsid="00f19215" style:font-size-asian="12pt" style:font-weight-asian="normal" style:font-size-complex="12pt" style:font-weight-complex="normal"/>
    </style:style>
    <style:style style:name="T77" style:family="text">
      <style:text-properties style:font-name="Times New Roman" fo:font-size="12pt" style:text-underline-style="none" fo:font-weight="normal" officeooo:rsid="00bf631b" style:font-size-asian="12pt" style:font-weight-asian="normal" style:font-size-complex="12pt" style:font-weight-complex="normal"/>
    </style:style>
    <style:style style:name="T78" style:family="text">
      <style:text-properties style:font-name="Times New Roman" fo:font-size="12pt" style:text-underline-style="none" fo:font-weight="normal" officeooo:rsid="00bfefc3" style:font-size-asian="12pt" style:font-weight-asian="normal" style:font-size-complex="12pt" style:font-weight-complex="normal"/>
    </style:style>
    <style:style style:name="T79" style:family="text">
      <style:text-properties style:font-name="Times New Roman" fo:font-size="12pt" style:text-underline-style="none" fo:font-weight="normal" officeooo:rsid="00c2a181" style:font-size-asian="12pt" style:font-weight-asian="normal" style:font-size-complex="12pt" style:font-weight-complex="normal"/>
    </style:style>
    <style:style style:name="T80" style:family="text">
      <style:text-properties officeooo:rsid="00e66380"/>
    </style:style>
    <style:style style:name="T81" style:family="text">
      <style:text-properties officeooo:rsid="00e8343f"/>
    </style:style>
    <style:style style:name="T82" style:family="text">
      <style:text-properties officeooo:rsid="00e9e561"/>
    </style:style>
    <style:style style:name="T83" style:family="text">
      <style:text-properties officeooo:rsid="00ee9ed7"/>
    </style:style>
    <style:style style:name="T84" style:family="text">
      <style:text-properties officeooo:rsid="00bdfa33"/>
    </style:style>
    <style:style style:name="T85" style:family="text">
      <style:text-properties officeooo:rsid="00ef83d3"/>
    </style:style>
    <style:style style:name="T86" style:family="text">
      <style:text-properties officeooo:rsid="00f0cc1c"/>
    </style:style>
    <style:style style:name="T87" style:family="text">
      <style:text-properties officeooo:rsid="00f19215"/>
    </style:style>
    <style:style style:name="T88" style:family="text">
      <style:text-properties fo:font-size="12pt" style:font-size-asian="12pt" style:font-size-complex="12pt"/>
    </style:style>
    <style:style style:name="T89" style:family="text">
      <style:text-properties fo:font-size="12pt" officeooo:rsid="00f3c61d" style:font-size-asian="12pt" style:font-size-complex="12pt"/>
    </style:style>
    <style:style style:name="T90" style:family="text">
      <style:text-properties fo:font-size="12pt" officeooo:rsid="00fbaf22" style:font-size-asian="12pt" style:font-size-complex="12pt"/>
    </style:style>
    <style:style style:name="T91" style:family="text">
      <style:text-properties officeooo:rsid="00f23279"/>
    </style:style>
    <style:style style:name="T92" style:family="text">
      <style:text-properties officeooo:rsid="00f2d439"/>
    </style:style>
    <style:style style:name="T93" style:family="text">
      <style:text-properties fo:font-size="13pt" fo:font-style="italic" style:font-size-asian="13pt" style:font-style-asian="italic" style:font-size-complex="13pt" style:font-style-complex="italic"/>
    </style:style>
    <style:style style:name="T94" style:family="text">
      <style:text-properties officeooo:rsid="00f3c61d"/>
    </style:style>
    <style:style style:name="T95" style:family="text">
      <style:text-properties officeooo:rsid="00c3462d"/>
    </style:style>
    <style:style style:name="T96" style:family="text">
      <style:text-properties officeooo:rsid="00da1633"/>
    </style:style>
    <style:style style:name="T97" style:family="text">
      <style:text-properties officeooo:rsid="00dbaeb3"/>
    </style:style>
    <style:style style:name="T98" style:family="text">
      <style:text-properties officeooo:rsid="00f4db3a"/>
    </style:style>
    <style:style style:name="T99" style:family="text">
      <style:text-properties officeooo:rsid="00f666f7"/>
    </style:style>
    <style:style style:name="T100" style:family="text">
      <style:text-properties officeooo:rsid="00f742f2"/>
    </style:style>
    <style:style style:name="T101" style:family="text">
      <style:text-properties officeooo:rsid="00f94920"/>
    </style:style>
    <style:style style:name="T102" style:family="text">
      <style:text-properties officeooo:rsid="00fbaf22"/>
    </style:style>
    <style:style style:name="T103" style:family="text">
      <style:text-properties officeooo:rsid="00fbe916"/>
    </style:style>
    <style:style style:name="T104" style:family="text">
      <style:text-properties officeooo:rsid="00fdc353"/>
    </style:style>
    <style:style style:name="T105" style:family="text">
      <style:text-properties fo:font-size="14pt" style:font-size-asian="14pt" style:font-size-complex="14pt"/>
    </style:style>
    <style:style style:name="T106" style:family="text">
      <style:text-properties fo:font-size="14pt" officeooo:rsid="00a1ded2"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25">Final </text:span>Exam</text:p>
      <table:table table:name="Table1" table:style-name="Table1">
        <table:table-column table:style-name="Table1.A"/>
        <table:table-column table:style-name="Table1.B"/>
        <table:table-row>
          <table:table-cell table:style-name="Table1.A1" office:value-type="string">
            <text:p text:style-name="P34">Course Title:</text:p>
          </table:table-cell>
          <table:table-cell table:style-name="Table1.A1" office:value-type="string">
            <text:p text:style-name="P10"><text:span text:style-name="T1">T</text:span><text:span text:style-name="T2">aller de Traducción </text:span><text:span text:style-name="T8">Ingeniería y Adelantos Tecnológicos</text:span></text:p>
          </table:table-cell>
        </table:table-row>
        <table:table-row>
          <table:table-cell table:style-name="Table1.A1" office:value-type="string">
            <text:p text:style-name="P7">Course ID:</text:p>
          </table:table-cell>
          <table:table-cell table:style-name="Table1.A1" office:value-type="string">
            <text:p text:style-name="P11">IT062<text:span text:style-name="T10">8 </text:span><text:span text:style-name="T14">(Marron, 25-2)</text:span></text:p>
          </table:table-cell>
        </table:table-row>
        <table:table-row>
          <table:table-cell table:style-name="Table1.A1" office:value-type="string">
            <text:p text:style-name="P8">Cohort <text:span text:style-name="T9">ID</text:span>:</text:p>
          </table:table-cell>
          <table:table-cell table:style-name="Table1.A1" office:value-type="string">
            <text:p text:style-name="P9">6A<text:span text:style-name="T9">1</text:span></text:p>
          </table:table-cell>
        </table:table-row>
        <table:table-row>
          <table:table-cell table:style-name="Table1.A1" office:value-type="string">
            <text:p text:style-name="P13"><text:span text:style-name="T15">Exam </text:span>Date:</text:p>
          </table:table-cell>
          <table:table-cell table:style-name="Table1.A1" office:value-type="string">
            <text:p text:style-name="P12"><text:span text:style-name="T26">22</text:span> <text:span text:style-name="T26">Apr</text:span> 2025</text:p>
          </table:table-cell>
        </table:table-row>
      </table:table>
      <text:p text:style-name="P34"/>
      <text:p text:style-name="P77"><text:span text:style-name="T4">General </text:span><text:span text:style-name="T5">Instructions: </text:span>This is a <text:span text:style-name="T26">take-home </text:span>exam. <text:span text:style-name="T26">The exam is comprehensive and will cover material from the entire course. You are encouraged to </text:span><text:span text:style-name="T27">organize and </text:span><text:span text:style-name="T26">review </text:span><text:span text:style-name="T27">all of your homework and previous exams before starting this final exam. </text:span><text:span text:style-name="T23">Answer in English unless requested to do </text:span><text:span text:style-name="T24">so</text:span><text:span text:style-name="T23"> otherwise. </text:span><text:span text:style-name="T28">Please do your own work and do not share your answers; </text:span><text:span text:style-name="T29">academic integrity is always your choice.</text:span></text:p>
      <text:p text:style-name="P35"/>
      <text:p text:style-name="P36"><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103">There are </text:span><text:span text:style-name="T7">75 points </text:span><text:span text:style-name="T13">available</text:span><text:span text:style-name="T103">.</text:span></text:p>
      <text:p text:style-name="P35"/>
      <text:p text:style-name="P36"><text:span text:style-name="T27">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28">of the </text:span><text:span text:style-name="T27">pages together in the proper order.</text:span></text:p>
      <text:p text:style-name="P36"/>
      <text:p text:style-name="P37">This exam is <text:span text:style-name="T3">DUE Tuesday, April 22, </text:span><text:span text:style-name="T6">2025</text:span><text:span text:style-name="T3"> by 19:00 hrs in Room 202, UTECA. </text:span><text:span text:style-name="T11">If you prefer to take the exam </text:span><text:span text:style-name="T12">on April 22 </text:span><text:span text:style-name="T11">during the regular class period you are welcome to do so. </text:span></text:p>
      <text:p text:style-name="P35"/>
      <text:p text:style-name="P38"/>
      <text:p text:style-name="P31">I. Foundations of Science and Engineering</text:p>
      <text:p text:style-name="P39">Task 1 <text:span text:style-name="T102">(9 pts)</text:span></text:p>
      <text:p text:style-name="P71">We have discussed science and engineering as somewhat distinct disciplines.</text:p>
      <text:p text:style-name="P25"/>
      <text:p text:style-name="P25">a) Briefly summarize <text:span text:style-name="T80">your conception of </text:span>the similarities and <text:span text:style-name="T61">the </text:span>differences between engineering and science.</text:p>
      <text:p text:style-name="P24"/>
      <text:p text:style-name="P24">b) <text:span text:style-name="T80">Do you think </text:span>it <text:span text:style-name="T80">is </text:span>possible for engineers and scientists to be ethically and morally responsible for their work? <text:span text:style-name="T44">Explain why or why not.</text:span></text:p>
      <text:p text:style-name="P24"/>
      <text:p text:style-name="P17"><text:span text:style-name="T94">c</text:span><text:span text:style-name="T100">1</text:span>) Translate the following quote by Isaac Asimov into Spanish,</text:p>
      <text:p text:style-name="P15"><text:tab/><text:span text:style-name="T93">“Science can amuse and fascinate us all, but it is engineering that changes the world.”</text:span></text:p>
      <text:p text:style-name="P17"/>
      <text:p text:style-name="P17"><text:span text:style-name="T100">c2</text:span>) Do you agree with Mr. Asimov? Explain why or why not.</text:p>
      <text:p text:style-name="P14"/>
      <text:p text:style-name="P39">Task 2 <text:span text:style-name="T102">(6 pts)</text:span></text:p>
      <text:p text:style-name="P66"><text:span text:style-name="T64">Kuhn has provided a theoretical basis for how science evolves (see </text:span>Kuhn, Thomas S. <text:span text:style-name="T20">The structure of scientific revolutions</text:span>. Vol. 962. Chicago: University of Chicago press, 1997.<text:span text:style-name="T63">)</text:span></text:p>
      <text:p text:style-name="P70"><text:soft-page-break/><text:span text:style-name="T70">a) According to </text:span><text:span text:style-name="T71">Kuhn, </text:span><text:span text:style-name="T70">how does </text:span><text:span text:style-name="T72">a discipline </text:span><text:span text:style-name="T70">evolve to become </text:span><text:span text:style-name="T72">a </text:span><text:span text:style-name="T70">“</text:span><text:span text:style-name="T73">normal science”?</text:span></text:p>
      <text:p text:style-name="P24"/>
      <text:p text:style-name="P24">b) <text:span text:style-name="T32">Explain why the foundations of normal science limit the types of problems that can be solved.</text:span></text:p>
      <text:p text:style-name="P24"/>
      <text:p text:style-name="P40">Task <text:span text:style-name="T63">3 </text:span><text:span text:style-name="T102">(6 pts)</text:span></text:p>
      <text:p text:style-name="P67"><text:span text:style-name="T65">Ritchy reiterates that earl</text:span><text:span text:style-name="T74">ier</text:span><text:span text:style-name="T65"> authors have noted that “</text:span><text:span text:style-name="T66">there is a whole realm of social and organizational planning problems that cannot be successfully treated with traditional linear, analytical (systems-engineering-like) approaches….these </text:span><text:span text:style-name="T65">[are] </text:span><text:span text:style-name="T66">wicked problems, in contrast to tame problems“ </text:span><text:span text:style-name="T67">(see </text:span>Ritchey, Tom. "Wicked problems." <text:span text:style-name="T20">Acta morphologica generalis</text:span> 2.1 (2013).<text:span text:style-name="T81">)</text:span></text:p>
      <text:p text:style-name="P67"/>
      <text:p text:style-name="P16"><text:span text:style-name="T82">a</text:span>) What are “wicked problems”?</text:p>
      <text:p text:style-name="P16"/>
      <text:p text:style-name="P16"><text:span text:style-name="T82">b</text:span>) Why are wicked problems generally outside the bounds of normal science?</text:p>
      <text:p text:style-name="P16"/>
      <text:p text:style-name="P29"/>
      <text:p text:style-name="P31">II. Elements of Academic W<text:span text:style-name="T30">ork</text:span></text:p>
      <text:p text:style-name="P41">Task <text:span text:style-name="T94">4 </text:span><text:span text:style-name="T102">(9 pts)</text:span></text:p>
      <text:p text:style-name="P72">Academic work in general, and academic writing in particular, both have very specific format and stylistic requirements.</text:p>
      <text:p text:style-name="P26"/>
      <text:p text:style-name="P26">a) Why is “academic voice” <text:span text:style-name="T33">(third-person point of view)</text:span> considered to be the standard for <text:span text:style-name="T33">academic writing?</text:span></text:p>
      <text:p text:style-name="P18"/>
      <text:p text:style-name="P18">b) In Strunk and White’ s text, <text:span text:style-name="T21">The Elements of Style,</text:span> the authors state the following t<text:span text:style-name="T104">wo</text:span> rules,</text:p>
      <text:p text:style-name="P18"><text:tab/>i) <text:tab/><text:span text:style-name="T22">1</text:span><text:span text:style-name="T21">6. Use definite, specific, concrete language.</text:span></text:p>
      <text:p text:style-name="P18"><text:tab/>ii) <text:tab/><text:span text:style-name="T21">17. Omit needless words.</text:span></text:p>
      <text:p text:style-name="P47"/>
      <text:p text:style-name="P47"><text:span text:style-name="T83">Explain what is meant by </text:span><text:s/>each of these rules and give an example.</text:p>
      <text:p text:style-name="P47"/>
      <text:p text:style-name="P48">Task <text:span text:style-name="T94">5 </text:span><text:span text:style-name="T102">(6 pts)</text:span></text:p>
      <text:p text:style-name="P61"><text:span text:style-name="T84">According Hirst, “t</text:span>he word "jargon" has several meanings, but currently the two main definitions are: 1) the specialized language of any trade, organization, profession, or science; and 2) the pretentious, excluding, evasive, or otherwise unethical and offensive use of specialized vocabulary <text:span text:style-name="T84">(see Hirst, R, J. TECHNICAL WRITING AND COMMUNICATION, Vol. 33(3) 201-229, 2003)</text:span></text:p>
      <text:p text:style-name="P61"/>
      <text:p text:style-name="P62">a) Briefly explain why “good” jargon is useful in <text:span text:style-name="T101">science and engineering.</text:span></text:p>
      <text:p text:style-name="P62"/>
      <text:p text:style-name="P64">b) Provide a very short example of “bad” jargon.</text:p>
      <text:p text:style-name="P14"/>
      <text:p text:style-name="P14"/>
      <text:p text:style-name="P14"/>
      <text:p text:style-name="P14"/>
      <text:p text:style-name="P14"/>
      <text:p text:style-name="P76"><text:soft-page-break/><text:span text:style-name="T106">III</text:span><text:span text:style-name="T105">. Survey of Real-World Technical Documents</text:span></text:p>
      <text:p text:style-name="P42">Task <text:span text:style-name="T94">6 </text:span><text:span text:style-name="T102">(9 pts)</text:span></text:p>
      <text:p text:style-name="P19"><text:span text:style-name="T85">A Standard Operating Procedure (SOP) </text:span>is a set of step-by-step instructions designed to ensure consistency and efficiency in performing routine tasks or processes within an organization.</text:p>
      <text:p text:style-name="P19"/>
      <text:p text:style-name="P19"><text:span text:style-name="T34">a) </text:span><text:span text:style-name="T15">What are the organizational benefits from using SOP</text:span><text:span text:style-name="T45">s</text:span><text:span text:style-name="T15">?</text:span></text:p>
      <text:p text:style-name="P20"/>
      <text:p text:style-name="P20">b) <text:span text:style-name="T41"><text:s/>Translate the following excerpt from </text:span><text:span text:style-name="T62">the </text:span><text:span text:style-name="T41">Los Alamos National Laboratory SOP <text:s/></text:span><text:span text:style-name="T42">governing improvements to (non-nuclear) sites </text:span><text:span text:style-name="T43">into Spanish,</text:span></text:p>
      <text:p text:style-name="P20"/>
      <text:p text:style-name="P49">Sites disturbing greater than 5,000 square feet are subject to Section 438 of the Federal Energy Independence and Security Act of 2007 which establishes strict storm water runoff requirements for federal facility development and redevelopment projects. The Section reads, “The sponsor of any development or redevelopment project involving a Federal facility with a footprint that exceeds 5,000 square feet shall use site planning, design, construction, and maintenance strategies for the property to maintain or restore, to the maximum extent technically feasible, the pre-development hydrology of the property with regard to the temperature, rate, volume, and duration of flow.” Implementation of Section 438 must be achieved through the use of green infrastructure/low impact development (GI/LID) methods that use or mimic natural processes to: 1) infiltrate and recharge, 2) evapotranspire, and/or 3) harvest and use precipitation near to where it falls to earth. Examples of appropriate GI/LID are:</text:p>
      <text:p text:style-name="P49"><text:tab/>•green roofs</text:p>
      <text:p text:style-name="P49"><text:tab/>•trees and tree boxes</text:p>
      <text:p text:style-name="P49"><text:tab/>•rain gardens</text:p>
      <text:p text:style-name="P49"><text:tab/>•vegetated swales</text:p>
      <text:p text:style-name="P49"><text:tab/>•pocket wetlands</text:p>
      <text:p text:style-name="P49"><text:tab/>•infiltration planters</text:p>
      <text:p text:style-name="P49"><text:tab/>•porous and permeable pavements</text:p>
      <text:p text:style-name="P49"><text:tab/>•vegetated strips</text:p>
      <text:p text:style-name="P49"><text:tab/>•reforestation and revegetation</text:p>
      <text:p text:style-name="P49"><text:tab/>•protection of riparian buffers and floodplains</text:p>
      <text:p text:style-name="P49"><text:tab/>•rain barrels and cisterns</text:p>
      <text:p text:style-name="P20"/>
      <text:p text:style-name="P43">Task <text:span text:style-name="T94">7 </text:span><text:span text:style-name="T102">(9 pts)</text:span></text:p>
      <text:p text:style-name="P68"><text:span text:style-name="T68">An RFP, or Request for Proposal, is a business document that announces a project, describes its requirements, and solicits bids from qualified contractors to complete </text:span><text:span text:style-name="T69">it.</text:span></text:p>
      <text:p text:style-name="P73"/>
      <text:p text:style-name="P21">a) <text:span text:style-name="T45">What </text:span><text:span text:style-name="T57">t</text:span><text:span text:style-name="T86">ype and size </text:span><text:span text:style-name="T57">of </text:span><text:span text:style-name="T45">organizations or entities are likely to use RFPs? </text:span><text:span text:style-name="T57">Why?</text:span></text:p>
      <text:p text:style-name="P74"/>
      <text:p text:style-name="P51"><text:span text:style-name="T35">b) </text:span><text:span text:style-name="T36">Translate the following </text:span><text:span text:style-name="T37">excerpt from </text:span><text:bookmark text:name="_GfLlZ_K-M_POkPIP883T8Qg_57"/><text:span text:style-name="T38">an RFP posted by the </text:span>United Nations Fund for Population Activities <text:span text:style-name="T46">(UNFPA) into English,</text:span></text:p>
      <text:p text:style-name="P51"/>
      <text:p text:style-name="P50">SOLICITUD DE PROPUESTA (SDP)</text:p>
      <text:p text:style-name="P50">El Fondo de Población de las Naciones Unidas (UNFPA, por sus siglas en inglés), una agencia de</text:p>
      <text:p text:style-name="P50">desarrollo internacional, busca ofertas calificadas para la provisión de servicios de “Programación de</text:p>
      <text:p text:style-name="P50"><text:soft-page-break/>una plataforma digital de un sistema de indicadores demográficos para el monitoreo del embarazo</text:p>
      <text:p text:style-name="P50">adolescente en el Estado de México y los estados de la subcomisión Centro-Oriente y, Validación del</text:p>
      <text:p text:style-name="P50">Índice de Desarrollo Humano de las juventudes para el monitoreo del embarazo adolescente en el</text:p>
      <text:p text:style-name="P50">Estado de México” . Por la presente, su compañía es invitada a presentar su mejor propuesta</text:p>
      <text:p text:style-name="P50">financiera y técnica para el servicio requerido. Su propuesta podría ser la base de un contrato para</text:p>
      <text:p text:style-name="P50">servicios profesionales (CPS, por sus siglas en inglés) entre su empresa y UNFPA.</text:p>
      <text:p text:style-name="P20"/>
      <text:p text:style-name="P44">Task <text:span text:style-name="T94">8 </text:span><text:span text:style-name="T102">(3 pts)</text:span></text:p>
      <text:p text:style-name="P28">Written scientific communication encompasses various formats, including peer-reviewed articles, white papers, research papers, conference presentations, theses, dissertations, reports, and even popular science writing.</text:p>
      <text:p text:style-name="P28"/>
      <text:p text:style-name="P22"><text:span text:style-name="T49">a) </text:span><text:span text:style-name="T87">Compare and contrast</text:span><text:span text:style-name="T49"> r</text:span>esearch papers <text:span text:style-name="T47">and </text:span><text:span text:style-name="T49">w</text:span><text:span text:style-name="T48">hite papers.</text:span></text:p>
      <text:p text:style-name="P27"/>
      <text:p text:style-name="P46"><text:span text:style-name="T88">Task </text:span><text:span text:style-name="T89">9 </text:span><text:span text:style-name="T90">(6 pts)</text:span></text:p>
      <text:p text:style-name="P69"><text:span text:style-name="T75">6G technology for </text:span><text:span text:style-name="T76">tele</text:span><text:span text:style-name="T75">communication is rapidly being developed </text:span><text:span text:style-name="T77">for deployment within a few years. 6G is not simply an improvement in communication </text:span><text:span text:style-name="T78">b</text:span><text:span text:style-name="T79">ut</text:span><text:span text:style-name="T78"> a radically new paradigm shift </text:span><text:span text:style-name="T76">(see </text:span>Celik, Abdulkadir, and Ahmed M. Eltawil. "At the dawn of generative AI era: A tutorial-cum-survey on new frontiers in 6G wireless intelligence." <text:span text:style-name="T20">IEEE Open Journal of the Communications Society</text:span> 5 (2024): 2433-2489<text:span text:style-name="T91">)</text:span></text:p>
      <text:p text:style-name="P60"/>
      <text:p text:style-name="P60">a) Describe at least three of the new features expected for 6G communication.</text:p>
      <text:p text:style-name="P60"/>
      <text:p text:style-name="P60">b) What are your thoughts on living in a 6G world?</text:p>
      <text:p text:style-name="P23"/>
      <text:p text:style-name="P23"/>
      <text:p text:style-name="P32"><text:span text:style-name="T31">I</text:span>V. Elements of <text:span text:style-name="T31">Professional </text:span>Consulting</text:p>
      <text:p text:style-name="P45"><text:span text:style-name="T50">Task </text:span><text:span text:style-name="T52">1</text:span><text:span text:style-name="T94">0 </text:span><text:span text:style-name="T102">(3 pts)</text:span></text:p>
      <text:p text:style-name="P52">In Quality Management Systems (QMS), document control standards, <text:span text:style-name="T51">are </text:span>often guided by ISO <text:span text:style-name="T52">(International Organization for Standardization) </text:span>900<text:span text:style-name="T52">1. </text:span><text:s/><text:span text:style-name="T54">ISO 9001 document control requirements mandate that you must: </text:span><text:span text:style-name="T55">i) </text:span><text:span text:style-name="T54">Approve documents before issue.; </text:span><text:span text:style-name="T55">ii) </text:span><text:span text:style-name="T54">Review and update documents as necessary and re-approve them; </text:span><text:span text:style-name="T55">iii) </text:span><text:span text:style-name="T54">Identify changes and the current revision status of documents; </text:span><text:span text:style-name="T55">and iv) </text:span><text:span text:style-name="T54">Ensure that relevant versions of applicable documents are available at points of use.</text:span></text:p>
      <text:p text:style-name="P56"/>
      <text:p text:style-name="P53"><text:span text:style-name="T54">a</text:span><text:span text:style-name="T53">) Why will Git </text:span><text:span text:style-name="T56">coupled with Github </text:span><text:span text:style-name="T53">help meet ISO 9001 standards?</text:span></text:p>
      <text:p text:style-name="P57"/>
      <text:p text:style-name="P57"/>
      <text:p text:style-name="P58">Task 1<text:span text:style-name="T94">1 </text:span><text:span text:style-name="T102">(3 pts)</text:span></text:p>
      <text:p text:style-name="P58"><text:span text:style-name="T39">Recent studies</text:span><text:span text:style-name="T39"><text:note text:id="ftn1" text:note-class="footnote"><text:note-citation>1</text:note-citation><text:note-body><text:p text:style-name="P65"><text:s/><text:span text:style-name="T58">Translation Quality of Artificial Intelligence and Machine Translation Vs. Human Translation Utilizing MTPE Skills (An Empirical Study on Allusion Translation). (2024). </text:span><text:span text:style-name="T59">Journal of Social Studies</text:span><text:span text:style-name="T58">, </text:span><text:span text:style-name="T59">30</text:span><text:span text:style-name="T58">(3), 46-72. </text:span><text:a xlink:type="simple" xlink:href="https://doi.org/10.20428/jss.v30i3.2545" text:style-name="Internet_20_link" text:visited-style-name="Visited_20_Internet_20_Link"><text:span text:style-name="T58">https://doi.org/10.20428/jss.v30i3.2545</text:span></text:a></text:p><text:p text:style-name="P4"/></text:note-body></text:note></text:span><text:span text:style-name="T39"> </text:span><text:span text:style-name="T39"><text:note text:id="ftn2" text:note-class="footnote"><text:note-citation>2</text:note-citation><text:note-body><text:p text:style-name="P65"><text:s/><text:span text:style-name="T58">Fu, L., Liu, L. What are the differences? A comparative study of generative artificial intelligence translation and human translation of scientific texts. </text:span><text:span text:style-name="T59">Humanit Soc Sci Commun</text:span><text:span text:style-name="T58"> </text:span><text:span text:style-name="T60">11</text:span><text:span text:style-name="T58">, 1236 (2024). </text:span><text:a xlink:type="simple" xlink:href="https://doi.org/10.1057/s41599-024-03726-7" text:style-name="Internet_20_link" text:visited-style-name="Visited_20_Internet_20_Link"><text:span text:style-name="T58">https://doi.org/10.1057/s41599-024-03726-7</text:span></text:a></text:p></text:note-body></text:note></text:span><text:span text:style-name="T39"><text:s/></text:span><text:span text:style-name="T39"><text:note text:id="ftn3" text:note-class="footnote"><text:note-citation>3</text:note-citation><text:note-body><text:p text:style-name="P65"><text:s/><text:span text:style-name="T58">Farghal, M., &amp; Haider, A. S. (2024). Translating classical Arabic verse: human translation vs. AI large language models (Gemini and ChatGPT). </text:span><text:span text:style-name="T59">Cogent Social Sciences</text:span><text:span text:style-name="T58">, </text:span><text:span text:style-name="T59">10</text:span><text:span text:style-name="T58">(1). </text:span><text:a xlink:type="simple" xlink:href="https://doi.org/10.1080/23311886.2024.2410998" text:style-name="Internet_20_link" text:visited-style-name="Visited_20_Internet_20_Link"><text:span text:style-name="T58">https://doi.org/10.1080/23311886.2024.2410998</text:span></text:a></text:p></text:note-body></text:note></text:span><text:span text:style-name="T39"><text:s/></text:span><text:span text:style-name="T39"><text:note text:id="ftn4" text:note-class="footnote"><text:note-citation>4</text:note-citation><text:note-body><text:p text:style-name="P65"><text:s/><text:span text:style-name="T58">Yan, J., Yan, P., Chen, Y., Li, J., Zhu, X., &amp; Zhang, Y. (2024). Gpt-4 vs. human translators: A comprehensive evaluation of translation quality across languages, domains, and expertise levels. </text:span><text:span text:style-name="T59">arXiv preprint arXiv:2407.03658</text:span><text:span text:style-name="T58">.</text:span></text:p></text:note-body></text:note></text:span><text:span text:style-name="T39"><text:s text:c="3"/>suggest that, while AI-powered translation systems still lag behind human translators in some domains, the future promises a successful partnership between the two: </text:span><text:span text:style-name="T40">machine </text:span><text:soft-page-break/><text:span text:style-name="T40">translators do the first cut (the “heavy lifting”) and human translators perform the post-editing. Advantages from this partnership appear to be high document throughput plus high quality translation.</text:span></text:p>
      <text:p text:style-name="P55"/>
      <text:p text:style-name="P54">a) Do you see <text:span text:style-name="T62">this type of partnership </text:span>as a viable future for the translation industry? Explain why or why not.</text:p>
      <text:p text:style-name="P6"/>
      <text:p text:style-name="P5"/>
      <text:p text:style-name="P33">V. Building Vocabulary</text:p>
      <text:p text:style-name="P59">Task 1<text:span text:style-name="T94">2 </text:span><text:span text:style-name="T102">(6 pts)</text:span></text:p>
      <text:p text:style-name="P63">a) From the list of 3<text:span text:style-name="T99">42</text:span> vocabulary words, select <text:span text:style-name="T98">10</text:span><text:span text:style-name="T92"> </text:span><text:span text:style-name="T62">words. </text:span><text:span text:style-name="T95">Try to select words that you </text:span><text:span text:style-name="T96">find</text:span><text:span text:style-name="T95"> interesting. </text:span>Provide a translation and definition for each <text:span text:style-name="T62">of the </text:span><text:span text:style-name="T98">10</text:span><text:span text:style-name="T62"> </text:span>word<text:span text:style-name="T62">s</text:span> in both English and Spanish. <text:span text:style-name="T97">See the attached document, “6A</text:span><text:span text:style-name="T99">1</text:span><text:span text:style-name="T97">_All-Vocab_25-2_Python.txt” for the complete list of vocabulary wor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Header">
      <style:paragraph-properties fo:text-align="start" style:justify-single-word="false"/>
      <style:text-properties officeooo:rsid="00206516" officeooo:paragraph-rsid="00206516"/>
    </style:style>
    <style:style style:name="MP3" style:family="paragraph" style:parent-style-name="Footer">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char" svg:x="-0.0929in" svg:y="-0.3571in" svg:width="1.4862in" svg:height="0.6728in" draw:z-index="4"><draw:image xlink:href="Pictures/1000000100000438000001E9AD04E7590B266636.png" xlink:type="simple" xlink:show="embed" xlink:actuate="onLoad" draw:mime-type="image/png"/></draw:frame></text:p>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3T19:15:07.114120616</dc:date>
    <meta:editing-duration>PT18H39M4S</meta:editing-duration>
    <meta:editing-cycles>175</meta:editing-cycles>
    <meta:generator>LibreOffice/7.3.7.2$Linux_X86_64 LibreOffice_project/30$Build-2</meta:generator>
    <meta:document-statistic meta:table-count="1" meta:image-count="1" meta:object-count="0" meta:page-count="5" meta:paragraph-count="92" meta:word-count="1540" meta:character-count="10007" meta:non-whitespace-character-count="8532"/>
  </office:meta>
</office:document-meta>
</file>